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43d3"/>
    </style:style>
    <style:style style:name="P2" style:family="paragraph" style:parent-style-name="Standard">
      <style:text-properties officeooo:paragraph-rsid="00025126"/>
    </style:style>
    <style:style style:name="P3" style:family="paragraph" style:parent-style-name="Standard">
      <style:text-properties officeooo:paragraph-rsid="00030d6b"/>
    </style:style>
    <style:style style:name="T1" style:family="text">
      <style:text-properties officeooo:rsid="000143d3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25126" fo:background-color="#ffff00" loext:char-shading-value="0"/>
    </style:style>
    <style:style style:name="T5" style:family="text">
      <style:text-properties officeooo:rsid="00025126" fo:background-color="#ffff00" loext:char-shading-value="0"/>
    </style:style>
    <style:style style:name="T6" style:family="text">
      <style:text-properties officeooo:rsid="00030d6b" fo:background-color="#ffff00" loext:char-shading-value="0"/>
    </style:style>
    <style:style style:name="T7" style:family="text">
      <style:text-properties officeooo:rsid="00030d6b" fo:background-color="#ffff00" loext:char-shading-value="0"/>
    </style:style>
    <style:style style:name="T8" style:family="text">
      <style:text-properties officeooo:rsid="00025126"/>
    </style:style>
    <style:style style:name="T9" style:family="text">
      <style:text-properties officeooo:rsid="00030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ment s’appelle L’arnaqueur de Tinder ?</text:span></text:p>
      <text:p text:style-name="P1"/>
      <text:p text:style-name="P1"><text:span text:style-name="T3">Simon Leviev <text:s text:c="2"/></text:span><text:s text:c="6"/><text:span text:style-name="T1">John Marckeur <text:s text:c="12"/>Mickeal Scott <text:s text:c="8"/>Aaron Brown</text:span></text:p>
      <text:p text:style-name="P1"/>
      <text:p text:style-name="P1"/>
      <text:p text:style-name="P1"><text:span text:style-name="T1">Dans quelle ville a explosée une bombe artisanale le 22 juillet 2011 en Norvege ?</text:span></text:p>
      <text:p text:style-name="P1"/>
      <text:p text:style-name="P1"><text:span text:style-name="T8">Bergen <text:s text:c="7"/></text:span><text:span text:style-name="T3">Oslo</text:span> <text:s text:c="4"/><text:span text:style-name="T8">Stavanger <text:s text:c="5"/>Tromso</text:span></text:p>
      <text:p text:style-name="P1"/>
      <text:p text:style-name="P1"/>
      <text:p text:style-name="P2"><text:span text:style-name="T8">Dans le documentaire « </text:span>downfall » <text:span text:style-name="T8">combien d’accident a crée l’avion </text:span>Boeing ?</text:p>
      <text:p text:style-name="P2"/>
      <text:p text:style-name="P2"><text:span text:style-name="T8">1 <text:s text:c="3"/></text:span><text:span text:style-name="T5"><text:s/>2</text:span><text:span text:style-name="T8"> <text:s text:c="3"/>6 <text:s text:c="4"/>5</text:span> </text:p>
      <text:p text:style-name="P2"/>
      <text:p text:style-name="P3"><text:span text:style-name="T9">Dans quelle Universtée s’entraine les </text:span>cheerleaders <text:span text:style-name="T9">dans la serie « Cheer »</text:span></text:p>
      <text:p text:style-name="P3"/>
      <text:p text:style-name="P3">Université Harvard <text:s text:c="4"/>Université Columbia <text:s text:c="3"/>Université Stanford <text:s text:c="2"/><text:span text:style-name="T7">U</text:span><text:span text:style-name="T3">niversité de Navarr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08:10:26.650000000</meta:creation-date>
    <dc:date>2022-05-02T08:38:44.032000000</dc:date>
    <meta:editing-duration>PT7M6S</meta:editing-duration>
    <meta:editing-cycles>1</meta:editing-cycles>
    <meta:document-statistic meta:table-count="0" meta:image-count="0" meta:object-count="0" meta:page-count="1" meta:paragraph-count="8" meta:word-count="71" meta:character-count="505" meta:non-whitespace-character-count="376"/>
    <meta:generator>LibreOffice/7.1.5.2$Windows_X86_64 LibreOffice_project/85f04e9f809797b8199d13c421bd8a2b025d52b5</meta:generator>
  </office:meta>
</office:document-meta>
</file>